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21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13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1.76pt" fo:break-before="auto" style:use-optimal-row-height="false"/>
    </style:style>
    <style:style style:name="ro2" style:family="table-row">
      <style:table-row-properties style:row-height="16.04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f79448"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gr1" style:family="graphic">
      <style:graphic-properties draw:stroke="solid" svg:stroke-width="1.45pt" svg:stroke-color="#000000" draw:marker-start-width="7.82pt" draw:marker-end-width="7.82pt" draw:fill-color="#bd7cb5" draw:textarea-vertical-align="middle" draw:auto-grow-height="false" fo:min-height="95.05pt" fo:min-width="146.24pt" fo:padding-top="0.71pt" fo:padding-bottom="0.71pt" fo:padding-left="0.71pt" fo:padding-right="0.71pt"/>
    </style:style>
    <style:style style:name="gr2" style:family="graphic">
      <style:graphic-properties draw:stroke="solid" svg:stroke-width="1.45pt" svg:stroke-color="#000000" draw:marker-start-width="7.82pt" draw:marker-end-width="7.82pt" draw:fill-color="#bd7cb5" draw:textarea-vertical-align="middle" draw:auto-grow-height="false" fo:min-height="121.24pt" fo:min-width="162.14pt" fo:padding-top="0.71pt" fo:padding-bottom="0.71pt" fo:padding-left="0.71pt" fo:padding-right="0.71pt"/>
    </style:style>
    <style:style style:name="gr3" style:family="graphic">
      <style:graphic-properties draw:stroke="solid" svg:stroke-width="1.45pt" svg:stroke-color="#000000" draw:marker-start-width="7.82pt" draw:marker-end-width="7.82pt" draw:fill-color="#bd7cb5" draw:textarea-vertical-align="middle" draw:auto-grow-height="false" fo:min-height="129.46pt" fo:min-width="186.63pt" fo:padding-top="0.71pt" fo:padding-bottom="0.71pt" fo:padding-left="0.71pt" fo:padding-right="0.71pt"/>
    </style:style>
    <style:style style:name="gr4" style:family="graphic">
      <style:graphic-properties draw:stroke="solid" svg:stroke-width="1.45pt" svg:stroke-color="#000000" draw:marker-start-width="7.82pt" draw:marker-end-width="7.82pt" draw:fill-color="#bd7cb5" draw:textarea-vertical-align="middle" draw:auto-grow-height="false" fo:min-height="120.67pt" fo:min-width="173.59pt" fo:padding-top="0.71pt" fo:padding-bottom="0.71pt" fo:padding-left="0.71pt" fo:padding-right="0.71pt"/>
    </style:style>
    <style:style style:name="gr5" style:family="graphic">
      <style:graphic-properties draw:stroke="solid" svg:stroke-width="1.45pt" svg:stroke-color="#000000" draw:marker-start-width="7.82pt" draw:marker-end="Arrowheads_20_3" draw:marker-end-width="7.82pt" draw:fill-color="#bd7cb5" draw:textarea-vertical-align="middle" draw:auto-grow-height="false" fo:min-height="113.56pt" fo:min-width="183.32pt" fo:padding-top="0.71pt" fo:padding-bottom="0.71pt" fo:padding-left="0.71pt" fo:padding-right="0.71pt"/>
    </style:style>
    <style:style style:name="P1" style:family="paragraph">
      <loext:graphic-properties draw:fill-color="#bd7cb5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47.66pt" svg:height="96.46pt" svg:x="206.31pt" svg:y="82.8pt">
            <text:p/>
            <draw:enhanced-geometry svg:viewBox="0 0 21600 21600" draw:text-areas="0 0 21600 21600" draw:mirror-vertical="true" draw:type="circular-arrow" draw:modifiers="50.4612882016355 -146.185431261606 9760.395492619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1" draw:style-name="gr2" draw:text-style-name="P1" svg:width="163.56pt" svg:height="122.66pt" svg:x="102.5pt" svg:y="169.51pt">
            <text:p/>
            <draw:enhanced-geometry svg:viewBox="0 0 21600 21600" draw:text-areas="0 0 21600 21600" draw:mirror-horizontal="true" draw:type="circular-arrow" draw:modifiers="-108.971875962112 17.2174959524149 9880.3603149774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2" draw:style-name="gr3" draw:text-style-name="P1" svg:width="188.05pt" svg:height="130.88pt" svg:x="97.88pt" svg:y="228.42pt">
            <text:p/>
            <draw:enhanced-geometry svg:viewBox="0 0 21600 21600" draw:mirror-horizontal="true" draw:text-areas="0 0 21600 21600" draw:type="circular-arrow" draw:modifiers="-19.8460387742985 91.4630158131961 9881.7834729190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3" draw:style-name="gr4" draw:text-style-name="P1" svg:width="175.01pt" svg:height="122.09pt" svg:x="174.76pt" svg:y="232.13pt">
            <text:p/>
            <draw:enhanced-geometry svg:viewBox="0 0 21600 21600" draw:mirror-horizontal="false" draw:text-areas="0 0 21600 21600" draw:mirror-vertical="true" draw:type="circular-arrow" draw:modifiers="-105.190654018592 0.253007795916092 9578.6957991753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4" draw:style-name="gr5" draw:text-style-name="P1" svg:width="184.73pt" svg:height="114.97pt" svg:x="212.34pt" svg:y="155.91pt">
            <text:p/>
            <draw:enhanced-geometry svg:viewBox="0 0 21600 21600" draw:mirror-horizontal="true" draw:text-areas="0 0 21600 21600" draw:mirror-vertical="true" draw:type="circular-arrow" draw:modifiers="-105.811427924747 20.9267672059259 9621.9848425398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4" table:default-cell-style-name="Default"/>
        <table:table-row table:style-name="ro1">
          <table:table-cell/>
          <table:table-cell table:style-name="Default"/>
          <table:table-cell table:style-name="ce4" table:number-columns-repeated="8"/>
          <table:table-cell/>
        </table:table-row>
        <table:table-row table:style-name="ro2">
          <table:table-cell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/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321 3493" svg:d="M1321 3493h-1321l661-349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22:52:08.427365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22:52:14.371546700</meta:creation-date>
    <meta:editing-duration>PT8M16S</meta:editing-duration>
    <meta:editing-cycles>4</meta:editing-cycles>
    <meta:generator>LibreOffice/6.0.3.2$Linux_X86_64 LibreOffice_project/00m0$Build-2</meta:generator>
    <dc:date>2018-08-10T23:07:30.551374757</dc:date>
    <meta:document-statistic meta:table-count="1" meta:cell-count="22" meta:object-count="5"/>
  </office:meta>
</office:document-meta>
</file>